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1A000001828CC30CA0D200C9D7.png" manifest:media-type="image/png"/>
  <manifest:file-entry manifest:full-path="Pictures/100002010000006B000000A3CC669F8AFEC354AE.png" manifest:media-type="image/png"/>
  <manifest:file-entry manifest:full-path="Pictures/100002010000007F000000D2A912C2BD585D0187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5.525cm" svg:y="1.746cm" svg:width="3.36cm" svg:height="5.556cm" draw:z-index="0"><draw:image xlink:href="Pictures/100002010000007F000000D2A912C2BD585D01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6.345cm" svg:y="0.344cm" svg:width="2.831cm" svg:height="4.313cm" draw:z-index="1"><draw:image xlink:href="Pictures/100002010000006B000000A3CC669F8AFEC354A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14.235cm" svg:height="10.213cm" draw:z-index="2"><draw:image xlink:href="Pictures/100002010000021A000001828CC30CA0D200C9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31T17:25:02.484656956</meta:creation-date>
    <dc:date>2021-07-31T17:27:53.146917451</dc:date>
    <meta:editing-duration>PT2M51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